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C90000019894B909669FAB6A76.png" manifest:media-type="image/png"/>
  <manifest:file-entry manifest:full-path="Pictures/100002010000003400000061FF93E1AABCBF5E1A.png" manifest:media-type="image/png"/>
  <manifest:file-entry manifest:full-path="Pictures/10000C930000A9D80000387E1351DE18BE65A16B.svg" manifest:media-type="image/svg+xml"/>
  <manifest:file-entry manifest:full-path="Pictures/100004210000056300000A0E1E88638AE219F8FB.svg" manifest:media-type="image/svg+xml"/>
  <manifest:file-entry manifest:full-path="Pictures/100011D30000A9D80000523236E7E935BF64CB80.svg" manifest:media-type="image/svg+xml"/>
  <manifest:file-entry manifest:full-path="Pictures/10000201000003F9000001ECB691D41E7604BD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3.956cm" style:rel-column-width="936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3.956cm" style:rel-column-width="9362*"/>
    </style:style>
    <style:style style:name="Tableau2.1" style:family="table-row">
      <style:table-row-properties style:min-row-height="3.5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2" style:family="table-row">
      <style:table-row-properties style:min-row-height="5.181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fc63" officeooo:paragraph-rsid="0002fc63"/>
    </style:style>
    <style:style style:name="P2" style:family="paragraph" style:parent-style-name="Table_20_Contents">
      <style:paragraph-properties fo:line-height="115%"/>
    </style:style>
    <style:style style:name="P3" style:family="paragraph">
      <loext:graphic-properties draw:fill-color="#000000"/>
      <style:paragraph-properties fo:text-align="center"/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2.07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9.687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73cm, 0.616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00" draw:marker-start-width="0.427cm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7"/>
        <table:table-row>
          <table:table-cell table:style-name="Tableau1.A1" office:value-type="string">
            <text:p text:style-name="Table_20_Contents"><draw:frame draw:style-name="fr1" draw:name="Image1" text:anchor-type="paragraph" svg:x="0.118cm" svg:y="0.023cm" svg:width="3.313cm" svg:height="3.256cm" draw:z-index="0"><draw:image xlink:href="Pictures/100011D30000A9D80000523236E7E935BF64CB80.svg" xlink:type="simple" xlink:show="embed" xlink:actuate="onLoad" loext:mime-type="image/svg+xml"/><draw:image xlink:href="Pictures/10000201000003F9000001ECB691D41E7604BDA3.png" xlink:type="simple" xlink:show="embed" xlink:actuate="onLoad"/></draw:frame><draw:frame draw:style-name="fr3" draw:name="Image29" text:anchor-type="paragraph" svg:x="2.103cm" svg:y="1.305cm" svg:width="1.05cm" svg:height="1.958cm" draw:z-index="29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draw:line text:anchor-type="paragraph" draw:z-index="28" draw:name="Forme1" draw:style-name="gr1" draw:text-style-name="P3" svg:x1="1.956cm" svg:y1="2.995cm" svg:x2="2.799cm" svg:y2="2.995cm"><text:p/></draw:line></text:p>
          </table:table-cell>
          <table:table-cell table:style-name="Tableau1.A1" office:value-type="string">
            <text:p text:style-name="Table_20_Contents"><draw:frame draw:style-name="fr1" draw:name="Image2" text:anchor-type="paragraph" svg:x="0.118cm" svg:y="0.023cm" svg:width="3.313cm" svg:height="3.256cm" draw:z-index="1"><draw:image xlink:href="Pictures/100011D30000A9D80000523236E7E935BF64CB80.svg" xlink:type="simple" xlink:show="embed" xlink:actuate="onLoad" loext:mime-type="image/svg+xml"/><draw:image xlink:href="Pictures/10000201000003F9000001ECB691D41E7604BDA3.png" xlink:type="simple" xlink:show="embed" xlink:actuate="onLoad"/></draw:frame><draw:frame draw:style-name="fr3" draw:name="Image30" text:anchor-type="paragraph" svg:x="2.161cm" svg:y="1.046cm" svg:width="1.05cm" svg:height="1.958cm" draw:z-index="30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  <table:table-cell table:style-name="Tableau1.A1" office:value-type="string">
            <text:p text:style-name="Table_20_Contents"><draw:frame draw:style-name="fr1" draw:name="Image3" text:anchor-type="paragraph" svg:x="0.118cm" svg:y="0.023cm" svg:width="3.313cm" svg:height="3.256cm" draw:z-index="2"><draw:image xlink:href="Pictures/100011D30000A9D80000523236E7E935BF64CB80.svg" xlink:type="simple" xlink:show="embed" xlink:actuate="onLoad" loext:mime-type="image/svg+xml"/><draw:image xlink:href="Pictures/10000201000003F9000001ECB691D41E7604BDA3.png" xlink:type="simple" xlink:show="embed" xlink:actuate="onLoad"/></draw:frame><draw:frame draw:style-name="fr3" draw:name="Image31" text:anchor-type="paragraph" svg:x="2.145cm" svg:y="0.85cm" svg:width="1.05cm" svg:height="1.958cm" draw:z-index="31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  <table:table-cell table:style-name="Tableau1.A1" office:value-type="string">
            <text:p text:style-name="Table_20_Contents"><draw:frame draw:style-name="fr1" draw:name="Image4" text:anchor-type="paragraph" svg:x="0.118cm" svg:y="0.023cm" svg:width="3.313cm" svg:height="3.256cm" draw:z-index="3"><draw:image xlink:href="Pictures/100011D30000A9D80000523236E7E935BF64CB80.svg" xlink:type="simple" xlink:show="embed" xlink:actuate="onLoad" loext:mime-type="image/svg+xml"/><draw:image xlink:href="Pictures/10000201000003F9000001ECB691D41E7604BDA3.png" xlink:type="simple" xlink:show="embed" xlink:actuate="onLoad"/></draw:frame><draw:frame draw:style-name="fr3" draw:name="Image32" text:anchor-type="paragraph" svg:x="2.141cm" svg:y="0.561cm" svg:width="1.05cm" svg:height="1.958cm" draw:z-index="32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  <table:table-cell table:style-name="Tableau1.A1" office:value-type="string">
            <text:p text:style-name="Table_20_Contents"><draw:frame draw:style-name="fr1" draw:name="Image5" text:anchor-type="paragraph" svg:x="0.118cm" svg:y="0.023cm" svg:width="3.313cm" svg:height="3.256cm" draw:z-index="4"><draw:image xlink:href="Pictures/100011D30000A9D80000523236E7E935BF64CB80.svg" xlink:type="simple" xlink:show="embed" xlink:actuate="onLoad" loext:mime-type="image/svg+xml"/><draw:image xlink:href="Pictures/10000201000003F9000001ECB691D41E7604BDA3.png" xlink:type="simple" xlink:show="embed" xlink:actuate="onLoad"/></draw:frame><draw:frame draw:style-name="fr3" draw:name="Image33" text:anchor-type="paragraph" svg:x="2.154cm" svg:y="0.346cm" svg:width="1.05cm" svg:height="1.958cm" draw:z-index="33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  <table:table-cell table:style-name="Tableau1.A1" office:value-type="string">
            <text:p text:style-name="Table_20_Contents"><draw:frame draw:style-name="fr1" draw:name="Image6" text:anchor-type="paragraph" svg:x="0.118cm" svg:y="0.023cm" svg:width="3.313cm" svg:height="3.256cm" draw:z-index="5"><draw:image xlink:href="Pictures/100011D30000A9D80000523236E7E935BF64CB80.svg" xlink:type="simple" xlink:show="embed" xlink:actuate="onLoad" loext:mime-type="image/svg+xml"/><draw:image xlink:href="Pictures/10000201000003F9000001ECB691D41E7604BDA3.png" xlink:type="simple" xlink:show="embed" xlink:actuate="onLoad"/></draw:frame><draw:frame draw:style-name="fr3" draw:name="Image34" text:anchor-type="paragraph" svg:x="2.297cm" svg:y="0.097cm" svg:width="1.05cm" svg:height="1.958cm" draw:z-index="34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  <table:table-cell table:style-name="Tableau1.G1" office:value-type="string">
            <text:p text:style-name="Table_20_Contents"><draw:frame draw:style-name="fr1" draw:name="Image7" text:anchor-type="paragraph" svg:x="0.118cm" svg:y="0.023cm" svg:width="3.313cm" svg:height="3.256cm" draw:z-index="6"><draw:image xlink:href="Pictures/100011D30000A9D80000523236E7E935BF64CB80.svg" xlink:type="simple" xlink:show="embed" xlink:actuate="onLoad" loext:mime-type="image/svg+xml"/><draw:image xlink:href="Pictures/10000201000003F9000001ECB691D41E7604BDA3.png" xlink:type="simple" xlink:show="embed" xlink:actuate="onLoad"/></draw:frame><draw:frame draw:style-name="fr4" draw:name="Image35" text:anchor-type="paragraph" svg:x="2.582cm" svg:y="1.334cm" svg:width="0.58cm" svg:height="1.826cm" draw:z-index="35" draw:transform="translate (-2.872cm -2.247cm) rotate (3.14159265358979) translate (2.872cm 2.247cm)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14" text:anchor-type="paragraph" svg:x="0.118cm" svg:y="0.023cm" svg:width="3.313cm" svg:height="3.256cm" draw:z-index="13"><draw:image xlink:href="Pictures/100011D30000A9D80000523236E7E935BF64CB80.svg" xlink:type="simple" xlink:show="embed" xlink:actuate="onLoad" loext:mime-type="image/svg+xml"/><draw:image xlink:href="Pictures/10000201000003F9000001ECB691D41E7604BDA3.png" xlink:type="simple" xlink:show="embed" xlink:actuate="onLoad"/></draw:frame><draw:frame draw:style-name="fr4" draw:name="Image36" text:anchor-type="paragraph" svg:x="2.455cm" svg:y="1.088cm" svg:width="0.58cm" svg:height="1.826cm" draw:z-index="36" draw:transform="translate (-2.745cm -2.001cm) rotate (3.14159265358979) translate (2.745cm 2.001cm)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draw:line text:anchor-type="paragraph" draw:z-index="43" draw:name="Forme1" draw:style-name="gr1" draw:text-style-name="P3" svg:x1="25.984cm" svg:y1="0.607cm" svg:x2="26.827cm" svg:y2="0.607cm"><text:p/></draw:line></text:p>
          </table:table-cell>
          <table:table-cell table:style-name="Tableau1.A2" office:value-type="string">
            <text:p text:style-name="Table_20_Contents"><draw:frame draw:style-name="fr1" draw:name="Image13" text:anchor-type="paragraph" svg:x="0.118cm" svg:y="0.023cm" svg:width="3.313cm" svg:height="3.256cm" draw:z-index="12"><draw:image xlink:href="Pictures/100011D30000A9D80000523236E7E935BF64CB80.svg" xlink:type="simple" xlink:show="embed" xlink:actuate="onLoad" loext:mime-type="image/svg+xml"/><draw:image xlink:href="Pictures/10000201000003F9000001ECB691D41E7604BDA3.png" xlink:type="simple" xlink:show="embed" xlink:actuate="onLoad"/></draw:frame><draw:frame draw:style-name="fr4" draw:name="Image37" text:anchor-type="paragraph" svg:x="2.443cm" svg:y="0.845cm" svg:width="0.58cm" svg:height="1.826cm" draw:z-index="37" draw:transform="translate (-2.733cm -1.758cm) rotate (3.14159265358979) translate (2.733cm 1.758cm)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  <table:table-cell table:style-name="Tableau1.A2" office:value-type="string">
            <text:p text:style-name="Table_20_Contents"><draw:frame draw:style-name="fr1" draw:name="Image12" text:anchor-type="paragraph" svg:x="0.118cm" svg:y="0.023cm" svg:width="3.313cm" svg:height="3.256cm" draw:z-index="11"><draw:image xlink:href="Pictures/100011D30000A9D80000523236E7E935BF64CB80.svg" xlink:type="simple" xlink:show="embed" xlink:actuate="onLoad" loext:mime-type="image/svg+xml"/><draw:image xlink:href="Pictures/10000201000003F9000001ECB691D41E7604BDA3.png" xlink:type="simple" xlink:show="embed" xlink:actuate="onLoad"/></draw:frame><draw:frame draw:style-name="fr4" draw:name="Image38" text:anchor-type="paragraph" svg:x="2.452cm" svg:y="0.609cm" svg:width="0.58cm" svg:height="1.826cm" draw:z-index="38" draw:transform="translate (-2.742cm -1.522cm) rotate (3.14159265358979) translate (2.742cm 1.522cm)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  <table:table-cell table:style-name="Tableau1.A2" office:value-type="string">
            <text:p text:style-name="Table_20_Contents"><draw:frame draw:style-name="fr1" draw:name="Image11" text:anchor-type="paragraph" svg:x="0.118cm" svg:y="0.023cm" svg:width="3.313cm" svg:height="3.256cm" draw:z-index="10"><draw:image xlink:href="Pictures/100011D30000A9D80000523236E7E935BF64CB80.svg" xlink:type="simple" xlink:show="embed" xlink:actuate="onLoad" loext:mime-type="image/svg+xml"/><draw:image xlink:href="Pictures/10000201000003F9000001ECB691D41E7604BDA3.png" xlink:type="simple" xlink:show="embed" xlink:actuate="onLoad"/></draw:frame><draw:frame draw:style-name="fr4" draw:name="Image39" text:anchor-type="paragraph" svg:x="2.408cm" svg:y="0.37cm" svg:width="0.58cm" svg:height="1.826cm" draw:z-index="39" draw:transform="translate (-2.698cm -1.283cm) rotate (3.14159265358979) translate (2.698cm 1.283cm)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  <table:table-cell table:style-name="Tableau1.A2" office:value-type="string">
            <text:p text:style-name="Table_20_Contents"><draw:frame draw:style-name="fr1" draw:name="Image10" text:anchor-type="paragraph" svg:x="0.118cm" svg:y="0.023cm" svg:width="3.313cm" svg:height="3.256cm" draw:z-index="9"><draw:image xlink:href="Pictures/100011D30000A9D80000523236E7E935BF64CB80.svg" xlink:type="simple" xlink:show="embed" xlink:actuate="onLoad" loext:mime-type="image/svg+xml"/><draw:image xlink:href="Pictures/10000201000003F9000001ECB691D41E7604BDA3.png" xlink:type="simple" xlink:show="embed" xlink:actuate="onLoad"/></draw:frame><draw:frame draw:style-name="fr4" draw:name="Image40" text:anchor-type="paragraph" svg:x="2.506cm" svg:y="0.132cm" svg:width="0.58cm" svg:height="1.826cm" draw:z-index="40" draw:transform="translate (-2.796cm -1.045cm) rotate (3.14159265358979) translate (2.796cm 1.045cm)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  <table:table-cell table:style-name="Tableau1.A2" office:value-type="string">
            <text:p text:style-name="Table_20_Contents"><draw:frame draw:style-name="fr1" draw:name="Image9" text:anchor-type="paragraph" svg:x="0.118cm" svg:y="0.501cm" svg:width="3.313cm" svg:height="3.256cm" draw:z-index="8"><draw:image xlink:href="Pictures/100011D30000A9D80000523236E7E935BF64CB80.svg" xlink:type="simple" xlink:show="embed" xlink:actuate="onLoad" loext:mime-type="image/svg+xml"/><draw:image xlink:href="Pictures/10000201000003F9000001ECB691D41E7604BDA3.png" xlink:type="simple" xlink:show="embed" xlink:actuate="onLoad"/></draw:frame><draw:frame draw:style-name="fr4" draw:name="Image41" text:anchor-type="paragraph" svg:x="2.295cm" svg:y="0.355cm" svg:width="0.58cm" svg:height="1.826cm" draw:z-index="42" draw:transform="translate (-2.585cm -1.268cm) rotate (3.14159265358979) translate (2.585cm 1.268cm)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draw:line text:anchor-type="paragraph" draw:z-index="41" draw:name="Forme1" draw:style-name="gr1" draw:text-style-name="P3" svg:x1="2.147cm" svg:y1="0.605cm" svg:x2="2.99cm" svg:y2="0.605cm"><text:p/></draw:line></text:p>
          </table:table-cell>
          <table:table-cell table:style-name="Tableau1.G2" office:value-type="string">
            <text:p text:style-name="Table_20_Contents"><draw:frame draw:style-name="fr1" draw:name="Image8" text:anchor-type="paragraph" svg:x="0.118cm" svg:y="0.503cm" svg:width="3.313cm" svg:height="3.256cm" draw:z-index="7"><draw:image xlink:href="Pictures/100011D30000A9D80000523236E7E935BF64CB80.svg" xlink:type="simple" xlink:show="embed" xlink:actuate="onLoad" loext:mime-type="image/svg+xml"/><draw:image xlink:href="Pictures/10000201000003F9000001ECB691D41E7604BDA3.png" xlink:type="simple" xlink:show="embed" xlink:actuate="onLoad"/></draw:frame><draw:frame draw:style-name="fr4" draw:name="Image42" text:anchor-type="paragraph" svg:x="2.443cm" svg:y="0.145cm" svg:width="0.58cm" svg:height="1.826cm" draw:z-index="44" draw:transform="translate (-2.733cm -1.058cm) rotate (3.14159265358979) translate (2.733cm 1.058cm)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</table:table-row>
      </table:table>
      <text:p text:style-name="P1"/>
      <text:p text:style-name="P1"/>
      <text:p text:style-name="P1"/>
      <table:table table:name="Tableau2" table:style-name="Tableau2">
        <table:table-column table:style-name="Tableau2.A" table:number-columns-repeated="7"/>
        <table:table-row table:style-name="Tableau2.1">
          <table:table-cell table:style-name="Tableau2.A1" office:value-type="string">
            <text:p text:style-name="P2"><draw:frame draw:style-name="fr2" draw:name="Image15" text:anchor-type="paragraph" svg:x="0.046cm" svg:y="0.55cm" svg:width="3.669cm" svg:height="2.228cm" draw:z-index="14"><draw:image xlink:href="Pictures/10000C930000A9D80000387E1351DE18BE65A16B.svg" xlink:type="simple" xlink:show="embed" xlink:actuate="onLoad" loext:mime-type="image/svg+xml"/><draw:image xlink:href="Pictures/10000201000004C90000019894B909669FAB6A76.png" xlink:type="simple" xlink:show="embed" xlink:actuate="onLoad"/></draw:frame><draw:frame draw:style-name="fr2" draw:name="Image16" text:anchor-type="paragraph" svg:x="4.002cm" svg:y="0.549cm" svg:width="3.669cm" svg:height="2.228cm" draw:z-index="15"><draw:image xlink:href="Pictures/10000C930000A9D80000387E1351DE18BE65A16B.svg" xlink:type="simple" xlink:show="embed" xlink:actuate="onLoad" loext:mime-type="image/svg+xml"/><draw:image xlink:href="Pictures/10000201000004C90000019894B909669FAB6A76.png" xlink:type="simple" xlink:show="embed" xlink:actuate="onLoad"/></draw:frame><draw:frame draw:style-name="fr2" draw:name="Image17" text:anchor-type="paragraph" svg:x="7.96cm" svg:y="0.549cm" svg:width="3.669cm" svg:height="2.228cm" draw:z-index="16"><draw:image xlink:href="Pictures/10000C930000A9D80000387E1351DE18BE65A16B.svg" xlink:type="simple" xlink:show="embed" xlink:actuate="onLoad" loext:mime-type="image/svg+xml"/><draw:image xlink:href="Pictures/10000201000004C90000019894B909669FAB6A76.png" xlink:type="simple" xlink:show="embed" xlink:actuate="onLoad"/></draw:frame><draw:frame draw:style-name="fr2" draw:name="Image18" text:anchor-type="paragraph" svg:x="11.917cm" svg:y="0.549cm" svg:width="3.669cm" svg:height="2.228cm" draw:z-index="17"><draw:image xlink:href="Pictures/10000C930000A9D80000387E1351DE18BE65A16B.svg" xlink:type="simple" xlink:show="embed" xlink:actuate="onLoad" loext:mime-type="image/svg+xml"/><draw:image xlink:href="Pictures/10000201000004C90000019894B909669FAB6A76.png" xlink:type="simple" xlink:show="embed" xlink:actuate="onLoad"/></draw:frame><draw:frame draw:style-name="fr2" draw:name="Image19" text:anchor-type="paragraph" svg:x="15.875cm" svg:y="0.549cm" svg:width="3.669cm" svg:height="2.228cm" draw:z-index="18"><draw:image xlink:href="Pictures/10000C930000A9D80000387E1351DE18BE65A16B.svg" xlink:type="simple" xlink:show="embed" xlink:actuate="onLoad" loext:mime-type="image/svg+xml"/><draw:image xlink:href="Pictures/10000201000004C90000019894B909669FAB6A76.png" xlink:type="simple" xlink:show="embed" xlink:actuate="onLoad"/></draw:frame><draw:frame draw:style-name="fr2" draw:name="Image20" text:anchor-type="paragraph" svg:x="19.831cm" svg:y="0.549cm" svg:width="3.669cm" svg:height="2.228cm" draw:z-index="19"><draw:image xlink:href="Pictures/10000C930000A9D80000387E1351DE18BE65A16B.svg" xlink:type="simple" xlink:show="embed" xlink:actuate="onLoad" loext:mime-type="image/svg+xml"/><draw:image xlink:href="Pictures/10000201000004C90000019894B909669FAB6A76.png" xlink:type="simple" xlink:show="embed" xlink:actuate="onLoad"/></draw:frame><draw:frame draw:style-name="fr2" draw:name="Image21" text:anchor-type="paragraph" svg:x="23.79cm" svg:y="0.57cm" svg:width="3.669cm" svg:height="2.228cm" draw:z-index="20"><draw:image xlink:href="Pictures/10000C930000A9D80000387E1351DE18BE65A16B.svg" xlink:type="simple" xlink:show="embed" xlink:actuate="onLoad" loext:mime-type="image/svg+xml"/><draw:image xlink:href="Pictures/10000201000004C90000019894B909669FAB6A76.png" xlink:type="simple" xlink:show="embed" xlink:actuate="onLoad"/></draw:frame><draw:frame draw:style-name="fr4" draw:name="Image43" text:anchor-type="paragraph" svg:x="2.722cm" svg:y="0.937cm" svg:width="0.58cm" svg:height="1.826cm" draw:z-index="45" draw:transform="translate (-3.012cm -1.85cm) rotate (3.14159265358979) translate (3.012cm 1.85cm)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draw:frame draw:style-name="fr4" draw:name="Image45" text:anchor-type="paragraph" svg:x="10.649cm" svg:y="1.386cm" svg:width="0.58cm" svg:height="1.826cm" draw:z-index="47" draw:transform="translate (-10.939cm -2.299cm) rotate (3.14159265358979) translate (10.939cm 2.299cm)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draw:frame draw:style-name="fr3" draw:name="Image49" text:anchor-type="paragraph" svg:x="26.22cm" svg:y="0.951cm" svg:width="1.05cm" svg:height="1.958cm" draw:z-index="51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draw:frame draw:style-name="fr4" draw:name="Image56" text:anchor-type="paragraph" svg:x="26.545cm" svg:y="4.47cm" svg:width="0.58cm" svg:height="1.826cm" draw:z-index="61" draw:transform="translate (-26.835cm -5.383cm) rotate (3.14159265358979) translate (26.835cm 5.383cm)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  <table:table-cell table:style-name="Tableau2.A1" office:value-type="string">
            <text:p text:style-name="P2"><draw:frame draw:style-name="fr4" draw:name="Image44" text:anchor-type="paragraph" svg:x="2.649cm" svg:y="1.199cm" svg:width="0.58cm" svg:height="1.826cm" draw:z-index="46" draw:transform="translate (-2.939cm -2.112cm) rotate (3.14159265358979) translate (2.939cm 2.112cm)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<draw:frame draw:style-name="fr3" draw:name="Image46" text:anchor-type="paragraph" svg:x="2.531cm" svg:y="0.192cm" svg:width="1.05cm" svg:height="1.958cm" draw:z-index="48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  <table:table-cell table:style-name="Tableau2.A1" office:value-type="string">
            <text:p text:style-name="P2"><draw:frame draw:style-name="fr3" draw:name="Image47" text:anchor-type="paragraph" svg:x="2.487cm" svg:y="0.453cm" svg:width="1.05cm" svg:height="1.958cm" draw:z-index="49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  <table:table-cell table:style-name="Tableau2.A1" office:value-type="string">
            <text:p text:style-name="P2"><draw:frame draw:style-name="fr3" draw:name="Image48" text:anchor-type="paragraph" svg:x="2.515cm" svg:y="0.669cm" svg:width="1.05cm" svg:height="1.958cm" draw:z-index="50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  <table:table-cell table:style-name="Tableau2.G1" office:value-type="string">
            <text:p text:style-name="P2"/>
          </table:table-cell>
        </table:table-row>
        <table:table-row table:style-name="Tableau2.2">
          <table:table-cell table:style-name="Tableau2.A2" office:value-type="string">
            <text:p text:style-name="P2"><draw:frame draw:style-name="fr2" draw:name="Image22" text:anchor-type="paragraph" svg:x="0.046cm" svg:y="0.596cm" svg:width="3.669cm" svg:height="2.228cm" draw:z-index="21"><draw:image xlink:href="Pictures/10000C930000A9D80000387E1351DE18BE65A16B.svg" xlink:type="simple" xlink:show="embed" xlink:actuate="onLoad" loext:mime-type="image/svg+xml"/><draw:image xlink:href="Pictures/10000201000004C90000019894B909669FAB6A76.png" xlink:type="simple" xlink:show="embed" xlink:actuate="onLoad"/></draw:frame><draw:frame draw:style-name="fr2" draw:name="Image23" text:anchor-type="paragraph" svg:x="4.002cm" svg:y="0.596cm" svg:width="3.669cm" svg:height="2.228cm" draw:z-index="22"><draw:image xlink:href="Pictures/10000C930000A9D80000387E1351DE18BE65A16B.svg" xlink:type="simple" xlink:show="embed" xlink:actuate="onLoad" loext:mime-type="image/svg+xml"/><draw:image xlink:href="Pictures/10000201000004C90000019894B909669FAB6A76.png" xlink:type="simple" xlink:show="embed" xlink:actuate="onLoad"/></draw:frame><draw:frame draw:style-name="fr2" draw:name="Image26" text:anchor-type="paragraph" svg:x="15.875cm" svg:y="1.603cm" svg:width="3.669cm" svg:height="2.228cm" draw:z-index="25"><draw:image xlink:href="Pictures/10000C930000A9D80000387E1351DE18BE65A16B.svg" xlink:type="simple" xlink:show="embed" xlink:actuate="onLoad" loext:mime-type="image/svg+xml"/><draw:image xlink:href="Pictures/10000201000004C90000019894B909669FAB6A76.png" xlink:type="simple" xlink:show="embed" xlink:actuate="onLoad"/></draw:frame><draw:frame draw:style-name="fr2" draw:name="Image27" text:anchor-type="paragraph" svg:x="19.831cm" svg:y="0.593cm" svg:width="3.669cm" svg:height="2.228cm" draw:z-index="26"><draw:image xlink:href="Pictures/10000C930000A9D80000387E1351DE18BE65A16B.svg" xlink:type="simple" xlink:show="embed" xlink:actuate="onLoad" loext:mime-type="image/svg+xml"/><draw:image xlink:href="Pictures/10000201000004C90000019894B909669FAB6A76.png" xlink:type="simple" xlink:show="embed" xlink:actuate="onLoad"/></draw:frame><draw:frame draw:style-name="fr2" draw:name="Image28" text:anchor-type="paragraph" svg:x="23.79cm" svg:y="1.57cm" svg:width="3.669cm" svg:height="2.228cm" draw:z-index="27"><draw:image xlink:href="Pictures/10000C930000A9D80000387E1351DE18BE65A16B.svg" xlink:type="simple" xlink:show="embed" xlink:actuate="onLoad" loext:mime-type="image/svg+xml"/><draw:image xlink:href="Pictures/10000201000004C90000019894B909669FAB6A76.png" xlink:type="simple" xlink:show="embed" xlink:actuate="onLoad"/></draw:frame><draw:frame draw:style-name="fr3" draw:name="Image50" text:anchor-type="paragraph" svg:x="2.491cm" svg:y="1.182cm" svg:width="1.05cm" svg:height="1.958cm" draw:z-index="52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draw:frame draw:style-name="fr3" draw:name="Image55" text:anchor-type="paragraph" svg:x="22.414cm" svg:y="1.416cm" svg:width="1.05cm" svg:height="1.958cm" draw:z-index="58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draw:frame draw:style-name="fr4" draw:name="Image54" text:anchor-type="paragraph" svg:x="18.568cm" svg:y="0.99cm" svg:width="0.58cm" svg:height="1.826cm" draw:z-index="56" draw:transform="translate (-18.858cm -1.903cm) rotate (3.14159265358979) translate (18.858cm 1.903cm)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draw:line text:anchor-type="paragraph" draw:z-index="57" draw:name="Forme1" draw:style-name="gr1" draw:text-style-name="P3" svg:x1="18.426cm" svg:y1="1.233cm" svg:x2="19.269cm" svg:y2="1.233cm"><text:p/></draw:line><draw:line text:anchor-type="paragraph" draw:z-index="60" draw:name="Forme1" draw:style-name="gr1" draw:text-style-name="P3" svg:x1="26.43cm" svg:y1="1.202cm" svg:x2="27.273cm" svg:y2="1.202cm"><text:p/></draw:line></text:p>
          </table:table-cell>
          <table:table-cell table:style-name="Tableau2.A2" office:value-type="string">
            <text:p text:style-name="P2"><draw:frame draw:style-name="fr4" draw:name="Image51" text:anchor-type="paragraph" svg:x="2.782cm" svg:y="0.769cm" svg:width="0.58cm" svg:height="1.826cm" draw:z-index="53" draw:transform="translate (-3.072cm -1.682cm) rotate (3.14159265358979) translate (3.072cm 1.682cm)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  <table:table-cell table:style-name="Tableau2.A2" office:value-type="string">
            <text:p text:style-name="P2"><draw:frame draw:style-name="fr2" draw:name="Image24" text:anchor-type="paragraph" svg:x="0.048cm" svg:y="0.596cm" svg:width="3.669cm" svg:height="2.228cm" draw:z-index="23"><draw:image xlink:href="Pictures/10000C930000A9D80000387E1351DE18BE65A16B.svg" xlink:type="simple" xlink:show="embed" xlink:actuate="onLoad" loext:mime-type="image/svg+xml"/><draw:image xlink:href="Pictures/10000201000004C90000019894B909669FAB6A76.png" xlink:type="simple" xlink:show="embed" xlink:actuate="onLoad"/></draw:frame><draw:frame draw:style-name="fr4" draw:name="Image52" text:anchor-type="paragraph" svg:x="2.759cm" svg:y="0.52cm" svg:width="0.58cm" svg:height="1.826cm" draw:z-index="54" draw:transform="translate (-3.049cm -1.433cm) rotate (3.14159265358979) translate (3.049cm 1.433cm)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  <table:table-cell table:style-name="Tableau2.A2" office:value-type="string">
            <text:p text:style-name="P2"><draw:frame draw:style-name="fr2" draw:name="Image25" text:anchor-type="paragraph" svg:x="0.046cm" svg:y="0.594cm" svg:width="3.669cm" svg:height="2.228cm" draw:z-index="24"><draw:image xlink:href="Pictures/10000C930000A9D80000387E1351DE18BE65A16B.svg" xlink:type="simple" xlink:show="embed" xlink:actuate="onLoad" loext:mime-type="image/svg+xml"/><draw:image xlink:href="Pictures/10000201000004C90000019894B909669FAB6A76.png" xlink:type="simple" xlink:show="embed" xlink:actuate="onLoad"/></draw:frame><draw:frame draw:style-name="fr4" draw:name="Image53" text:anchor-type="paragraph" svg:x="2.736cm" svg:y="0.321cm" svg:width="0.58cm" svg:height="1.826cm" draw:z-index="55" draw:transform="translate (-3.026cm -1.234cm) rotate (3.14159265358979) translate (3.026cm 1.234cm)"><draw:image xlink:href="Pictures/100004210000056300000A0E1E88638AE219F8FB.svg" xlink:type="simple" xlink:show="embed" xlink:actuate="onLoad" loext:mime-type="image/svg+xml"/><draw:image xlink:href="Pictures/100002010000003400000061FF93E1AABCBF5E1A.png" xlink:type="simple" xlink:show="embed" xlink:actuate="onLoad"/></draw:frame></text:p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><draw:line text:anchor-type="paragraph" draw:z-index="59" draw:name="Forme1" draw:style-name="gr1" draw:text-style-name="P3" svg:x1="2.482cm" svg:y1="3.117cm" svg:x2="3.325cm" svg:y2="3.117cm"><text:p/></draw:line></text:p>
          </table:table-cell>
          <table:table-cell table:style-name="Tableau2.G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0:40:14.367103850</meta:creation-date>
    <dc:date>2019-06-16T11:31:38.245961509</dc:date>
    <meta:editing-duration>PT30M59S</meta:editing-duration>
    <meta:editing-cycles>6</meta:editing-cycles>
    <meta:generator>LibreOffice/6.0.7.3$Linux_X86_64 LibreOffice_project/00m0$Build-3</meta:generator>
    <meta:document-statistic meta:table-count="2" meta:image-count="56" meta:object-count="0" meta:page-count="1" meta:paragraph-count="0" meta:word-count="0" meta:character-count="0" meta:non-whitespace-character-count="0"/>
  </office:meta>
</office:document-meta>
</file>